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7">
      <style:paragraph-properties fo:line-height="90%" fo:text-align="left" style:tab-stop-distance="0.38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556in" fo:padding-bottom="0.05556in" fo:padding-left="0.05556in" fo:padding-right="0.05556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523" draw:master-page-name="Master1-Layout1-title-Title" presentation:presentation-page-layout-name="Master1-PPL1" draw:id="Slide-256">
        <draw:frame draw:id="id61" presentation:style-name="a524" draw:name="Author and Date" svg:x="1.31944in" svg:y="13.41667in" svg:width="24.02778in" svg:height="0.72222in" presentation:class="outline" presentation:placeholder="true">
          <draw:text-box/>
          <svg:title/>
          <svg:desc/>
        </draw:frame>
        <draw:frame draw:id="id62" presentation:style-name="a525" draw:name="Presentation Subtitle" svg:x="1.31944in" svg:y="8.04167in" svg:width="24.02778in" svg:height="2.19444in" presentation:class="subtitle" presentation:placeholder="true">
          <draw:text-box/>
          <svg:title/>
          <svg:desc/>
        </draw:frame>
        <draw:frame draw:id="id63" presentation:style-name="a528" draw:name="Hello world!" svg:x="1.31944in" svg:y="2.86111in" svg:width="24.02778in" svg:height="5.08333in" presentation:class="title" presentation:placeholder="false">
          <draw:text-box>
            <text:p text:style-name="a527" text:class-names="" text:cond-style-name=""><text:span text:style-name="a526" text:class-names="">Hello world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outline" svg:x="1.31944in" svg:y="13.41749in" svg:width="24.02778in" svg:height="0.72222in"/>
      <presentation:placeholder presentation:object="outline" svg:x="1.31944in" svg:y="8.04167in" svg:width="24.02778in" svg:height="2.19444in"/>
      <presentation:placeholder presentation:object="title" svg:x="1.31944in" svg:y="2.86111in" svg:width="24.02778in" svg:height="5.08333in"/>
      <presentation:placeholder presentation:object="page-number" svg:x="25.76389in" svg:y="13.625in" svg:width="0.42535in" svg:height="0.46875in"/>
    </style:presentation-page-layout>
    <style:presentation-page-layout style:name="Master1-PPL2" style:display-name="Title &amp; Photo">
      <presentation:placeholder presentation:object="graphic" svg:x="0in" svg:y="-5.90278in" svg:width="29.73611in" svg:height="22.30208in"/>
      <presentation:placeholder presentation:object="outline" svg:x="1.31944in" svg:y="13.41667in" svg:width="24.02778in" svg:height="0.72222in"/>
      <presentation:placeholder presentation:object="outline" svg:x="1.31944in" svg:y="8.04167in" svg:width="24.02778in" svg:height="2.19444in"/>
      <presentation:placeholder presentation:object="title" svg:x="1.31944in" svg:y="2.86111in" svg:width="24.02778in" svg:height="5.08333in"/>
      <presentation:placeholder presentation:object="page-number" svg:x="25.76389in" svg:y="13.625in" svg:width="0.42535in" svg:height="0.46875in"/>
    </style:presentation-page-layout>
    <style:presentation-page-layout style:name="Master1-PPL3" style:display-name="Title &amp; Photo Alt">
      <presentation:placeholder presentation:object="graphic" svg:x="12.65278in" svg:y="0in" svg:width="15in" svg:height="15in"/>
      <presentation:placeholder presentation:object="title" svg:x="1.31944in" svg:y="1.45833in" svg:width="10.69444in" svg:height="6.43293in"/>
      <presentation:placeholder presentation:object="outline" svg:x="1.31944in" svg:y="7.81944in" svg:width="10.69444in" svg:height="5.88957in"/>
      <presentation:placeholder presentation:object="page-number" svg:x="25.76389in" svg:y="13.625in" svg:width="0.42535in" svg:height="0.46875in"/>
    </style:presentation-page-layout>
    <style:presentation-page-layout style:name="Master1-PPL4" style:display-name="Title &amp; Bullets">
      <presentation:placeholder presentation:object="outline" svg:x="1.31944in" svg:y="2.54167in" svg:width="24.02778in" svg:height="1.09722in"/>
      <presentation:placeholder presentation:object="title" svg:x="1.31944in" svg:y="0.69444in" svg:width="24.02778in" svg:height="1.84722in"/>
      <presentation:placeholder presentation:object="outline" svg:x="1.31944in" svg:y="4.64583in" svg:width="24.02778in" svg:height="9.02951in"/>
      <presentation:placeholder presentation:object="page-number" svg:x="25.76389in" svg:y="13.625in" svg:width="0.42535in" svg:height="0.46875in"/>
    </style:presentation-page-layout>
    <style:presentation-page-layout style:name="Master1-PPL5" style:display-name="Bullets">
      <presentation:placeholder presentation:object="outline" svg:x="1.31944in" svg:y="4.64583in" svg:width="24.02778in" svg:height="9.02951in"/>
      <presentation:placeholder presentation:object="page-number" svg:x="25.76389in" svg:y="13.625in" svg:width="0.42535in" svg:height="0.46875in"/>
    </style:presentation-page-layout>
    <style:presentation-page-layout style:name="Master1-PPL6" style:display-name="Title, Bullets &amp; Photo">
      <presentation:placeholder presentation:object="graphic" svg:x="13.54167in" svg:y="-1.31944in" svg:width="13.23611in" svg:height="17.65126in"/>
      <presentation:placeholder presentation:object="outline" svg:x="1.31944in" svg:y="2.54167in" svg:width="10.69444in" svg:height="1.09722in"/>
      <presentation:placeholder presentation:object="title" svg:x="1.31944in" svg:y="0.69444in" svg:width="10.69444in" svg:height="1.84722in"/>
      <presentation:placeholder presentation:object="outline" svg:x="1.31944in" svg:y="4.64622in" svg:width="10.69444in" svg:height="9.02888in"/>
      <presentation:placeholder presentation:object="page-number" svg:x="25.76389in" svg:y="13.625in" svg:width="0.42535in" svg:height="0.46875in"/>
    </style:presentation-page-layout>
    <style:presentation-page-layout style:name="Master1-PPL7" style:display-name="Title, Bullets &amp; Live Video Small">
      <presentation:placeholder presentation:object="outline" svg:x="1.31944in" svg:y="2.54167in" svg:width="24.02778in" svg:height="1.09722in"/>
      <presentation:placeholder presentation:object="title" svg:x="1.31944in" svg:y="0.69444in" svg:width="24.02778in" svg:height="1.84722in"/>
      <presentation:placeholder presentation:object="outline" svg:x="1.31944in" svg:y="4.64622in" svg:width="10.69444in" svg:height="9.02888in"/>
      <presentation:placeholder presentation:object="page-number" svg:x="25.76389in" svg:y="13.625in" svg:width="0.42535in" svg:height="0.46875in"/>
    </style:presentation-page-layout>
    <style:presentation-page-layout style:name="Master1-PPL8" style:display-name="Title, Bullets &amp; Live Video Large">
      <presentation:placeholder presentation:object="outline" svg:x="1.31944in" svg:y="2.54167in" svg:width="10.69444in" svg:height="1.09722in"/>
      <presentation:placeholder presentation:object="title" svg:x="1.31944in" svg:y="0.69444in" svg:width="10.69444in" svg:height="1.84722in"/>
      <presentation:placeholder presentation:object="outline" svg:x="1.31944in" svg:y="4.64622in" svg:width="10.69444in" svg:height="9.02888in"/>
      <presentation:placeholder presentation:object="page-number" svg:x="25.76389in" svg:y="13.625in" svg:width="0.42535in" svg:height="0.46875in"/>
    </style:presentation-page-layout>
    <style:presentation-page-layout style:name="Master1-PPL9" style:display-name="Section">
      <presentation:placeholder presentation:object="title" svg:x="1.31944in" svg:y="4.27778in" svg:width="24.02778in" svg:height="5.08333in"/>
      <presentation:placeholder presentation:object="page-number" svg:x="25.76389in" svg:y="13.625in" svg:width="0.42535in" svg:height="0.46875in"/>
    </style:presentation-page-layout>
    <style:presentation-page-layout style:name="Master1-PPL10" style:display-name="Title Only">
      <presentation:placeholder presentation:object="outline" svg:x="1.31944in" svg:y="2.54167in" svg:width="24.02778in" svg:height="1.09722in"/>
      <presentation:placeholder presentation:object="title" svg:x="1.31944in" svg:y="0.69444in" svg:width="24.02778in" svg:height="1.84722in"/>
      <presentation:placeholder presentation:object="page-number" svg:x="25.76389in" svg:y="13.625in" svg:width="0.42535in" svg:height="0.46875in"/>
    </style:presentation-page-layout>
    <style:presentation-page-layout style:name="Master1-PPL11" style:display-name="Agenda">
      <presentation:placeholder presentation:object="outline" svg:x="1.31944in" svg:y="2.54167in" svg:width="24.02778in" svg:height="1.09722in"/>
      <presentation:placeholder presentation:object="outline" svg:x="1.31944in" svg:y="4.64583in" svg:width="24.02778in" svg:height="9.02951in"/>
      <presentation:placeholder presentation:object="title" svg:x="1.31944in" svg:y="0.69444in" svg:width="24.02778in" svg:height="1.84722in"/>
      <presentation:placeholder presentation:object="page-number" svg:x="25.76389in" svg:y="13.625in" svg:width="0.42535in" svg:height="0.46875in"/>
    </style:presentation-page-layout>
    <style:presentation-page-layout style:name="Master1-PPL12" style:display-name="Statement">
      <presentation:placeholder presentation:object="outline" svg:x="1.31944in" svg:y="4.58333in" svg:width="24.02778in" svg:height="4.47222in"/>
      <presentation:placeholder presentation:object="page-number" svg:x="25.76389in" svg:y="13.625in" svg:width="0.42535in" svg:height="0.46875in"/>
    </style:presentation-page-layout>
    <style:presentation-page-layout style:name="Master1-PPL13" style:display-name="Big Fact">
      <presentation:placeholder presentation:object="outline" svg:x="1.31944in" svg:y="1.31944in" svg:width="24.02778in" svg:height="8.04167in"/>
      <presentation:placeholder presentation:object="outline" svg:x="1.31944in" svg:y="8.88889in" svg:width="24.02778in" svg:height="1.18056in"/>
      <presentation:placeholder presentation:object="page-number" svg:x="25.76389in" svg:y="13.625in" svg:width="0.42535in" svg:height="0.46875in"/>
    </style:presentation-page-layout>
    <style:presentation-page-layout style:name="Master1-PPL14" style:display-name="Quote">
      <presentation:placeholder presentation:object="outline" svg:x="5.97222in" svg:y="10.45833in" svg:width="15.01389in" svg:height="0.76389in"/>
      <presentation:placeholder presentation:object="outline" svg:x="5.68056in" svg:y="4.55556in" svg:width="15.30556in" svg:height="4.84722in"/>
      <presentation:placeholder presentation:object="page-number" svg:x="25.76389in" svg:y="13.625in" svg:width="0.42535in" svg:height="0.46875in"/>
    </style:presentation-page-layout>
    <style:presentation-page-layout style:name="Master1-PPL15" style:display-name="Photo - 3 Up">
      <presentation:placeholder presentation:object="graphic" svg:x="1.375in" svg:y="3.51389in" svg:width="7.97222in" svg:height="7.97222in"/>
      <presentation:placeholder presentation:object="graphic" svg:x="8.04167in" svg:y="3.97222in" svg:width="10.58333in" svg:height="7.05556in"/>
      <presentation:placeholder presentation:object="graphic" svg:x="15.99074in" svg:y="3.97222in" svg:width="10.58333in" svg:height="7.06173in"/>
      <presentation:placeholder presentation:object="page-number" svg:x="25.76389in" svg:y="13.625in" svg:width="0.42535in" svg:height="0.46875in"/>
    </style:presentation-page-layout>
    <style:presentation-page-layout style:name="Master1-PPL16" style:display-name="Photo">
      <presentation:placeholder presentation:object="graphic" svg:x="0in" svg:y="-1.38889in" svg:width="26.66667in" svg:height="17.77778in"/>
      <presentation:placeholder presentation:object="page-number" svg:x="25.76389in" svg:y="13.625in" svg:width="0.42535in" svg:height="0.46875in"/>
    </style:presentation-page-layout>
    <style:presentation-page-layout style:name="Master1-PPL17" style:display-name="Blank">
      <presentation:placeholder presentation:object="page-number" svg:x="25.76389in" svg:y="13.625in" svg:width="0.42535in" svg:height="0.46875in"/>
    </style:presentation-page-layout>
    <style:style style:family="table-cell" style:name="a493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Graphik" style:font-family-asian="Graphik" style:font-family-complex="Graphik"/>
    </style:style>
    <style:style style:family="table-cell" style:name="a494">
      <style:table-cell-properties fo:background-color="#d5d5d5"/>
      <style:text-properties/>
    </style:style>
    <style:style style:family="table-cell" style:name="a495">
      <style:table-cell-properties fo:background-color="#ffffff" fo:border-top="0.01389in solid #000000" fo:border-bottom="0.04167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496">
      <style:table-cell-properties fo:background-color="#ffffff" fo:border-top="0.04167in solid #000000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497">
      <style:table-cell-properties fo:background-color="#ffffff" fo:border-top="0.01389in solid #000000" fo:border-bottom="0.01389in solid #000000" fo:border-left="0.01389in solid #000000" fo:border-right="0.04167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498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Graphik" style:font-family-asian="Graphik" style:font-family-complex="Graphik"/>
    </style:style>
    <style:style style:family="table-cell" style:name="a510">
      <style:table-cell-properties fo:background-color="#f0d291" fo:border-top="0.01389in solid #000000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499">
      <style:table-cell-properties fo:background-color="#d5d5d5"/>
      <style:text-properties/>
    </style:style>
    <style:style style:family="table-cell" style:name="a511">
      <style:table-cell-properties fo:background-color="#faf7e9" fo:border-top="0.04167in solid #e1a840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12">
      <style:table-cell-properties fo:background-color="#eba51b" fo:border-top="0.01389in solid #000000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13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Graphik" style:font-family-asian="Graphik" style:font-family-complex="Graphik"/>
    </style:style>
    <style:style style:family="table-cell" style:name="a514">
      <style:table-cell-properties fo:background-color="#d5b7b7"/>
      <style:text-properties/>
    </style:style>
    <style:style style:family="table-cell" style:name="a515">
      <style:table-cell-properties fo:background-color="#8b5c5c" fo:border-top="0.01389in solid #000000" fo:border-bottom="0.01389in solid #000000" fo:border-left="0.01389in solid #000000" fo:border-right="0.01389in solid #000000"/>
      <style:text-properties fo:color="#ffffff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16">
      <style:table-cell-properties fo:background-color="#ffffff" fo:border-top="0.04167in solid #ba8989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17">
      <style:table-cell-properties fo:background-color="#ba8989" fo:border-top="0.01389in solid #000000" fo:border-bottom="0.01389in solid #000000" fo:border-left="0.01389in solid #000000" fo:border-right="0.01389in solid #000000"/>
      <style:text-properties fo:color="#ffffff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18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Graphik" style:font-family-asian="Graphik" style:font-family-complex="Graphik"/>
    </style:style>
    <style:style style:family="table-cell" style:name="a519">
      <style:table-cell-properties fo:background-color="#edeeee"/>
      <style:text-properties/>
    </style:style>
    <style:style style:family="table-cell" style:name="a500">
      <style:table-cell-properties fo:background-color="#9ec2c9" fo:border-top="0.01389in solid #000000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01">
      <style:table-cell-properties fo:background-color="#ffffff" fo:border-top="0.04167in solid #000000" fo:border-bottom="0.01389in solid #000000" fo:border-left="0.01389in solid #000000" fo:border-right="0.01389in solid #000000"/>
      <style:text-properties fo:color="#000000" fo:font-family="Graphik" style:font-family-asian="Graphik" style:font-family-complex="Graphik"/>
    </style:style>
    <style:style style:family="table-cell" style:name="a502">
      <style:table-cell-properties fo:background-color="#ffffff" fo:border-top="0.01389in solid #000000" fo:border-bottom="0.01389in solid #000000" fo:border-left="0.01389in solid #000000" fo:border-right="0.04167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03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Graphik" style:font-family-asian="Graphik" style:font-family-complex="Graphik"/>
    </style:style>
    <style:style style:family="table-cell" style:name="a504">
      <style:table-cell-properties fo:background-color="#d5d5d5"/>
      <style:text-properties/>
    </style:style>
    <style:style style:family="table-cell" style:name="a505">
      <style:table-cell-properties fo:background-color="#6e937e" fo:border-top="0.01389in solid #000000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06">
      <style:table-cell-properties fo:background-color="#ffffff" fo:border-top="0.04167in solid #c6dbce" fo:border-bottom="0.01389in solid #000000" fo:border-left="0.01389in solid #000000" fo:border-right="0.01389in solid #000000"/>
      <style:text-properties fo:color="#000000" fo:font-family="Graphik" style:font-family-asian="Graphik" style:font-family-complex="Graphik"/>
    </style:style>
    <style:style style:family="table-cell" style:name="a507">
      <style:table-cell-properties fo:background-color="#c6dbce" fo:border-top="0.01389in solid #000000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08">
      <style:table-cell-properties fo:background-color="#faf7e9" fo:border-top="0.01389in solid #000000" fo:border-bottom="0.01389in solid #000000" fo:border-left="0.01389in solid #000000" fo:border-right="0.01389in solid #000000"/>
      <style:text-properties fo:color="#000000" fo:font-family="Graphik" style:font-family-asian="Graphik" style:font-family-complex="Graphik"/>
    </style:style>
    <style:style style:family="table-cell" style:name="a509">
      <style:table-cell-properties fo:background-color="#fff171"/>
      <style:text-properties/>
    </style:style>
    <style:style style:family="table-cell" style:name="a520">
      <style:table-cell-properties fo:background-color="#d5d5d5" fo:border-top="0.01389in solid #000000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21">
      <style:table-cell-properties fo:background-color="#ffffff" fo:border-top="0.04167in solid #000000" fo:border-bottom="0.01389in solid #000000" fo:border-left="0.01389in solid #000000" fo:border-right="0.01389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style style:family="table-cell" style:name="a522">
      <style:table-cell-properties fo:background-color="#ffffff" fo:border-top="0.01389in solid #000000" fo:border-bottom="0.01389in solid #000000" fo:border-left="0.01389in solid #000000" fo:border-right="0.04167in solid #000000"/>
      <style:text-properties fo:color="#000000" fo:font-family="Graphik Semibold" style:font-family-asian="Graphik Semibold" style:font-family-complex="Graphik Semibold" fo:font-weight="bold" style:font-weight-asian="bold" style:font-weight-complex="bold"/>
    </style:style>
    <style:default-style style:family="graphic">
      <style:graphic-properties draw:fill="solid" draw:fill-color="#535860" draw:opacity="100%" draw:stroke="none"/>
    </style:default-style>
    <table:table-template table:name="{2708684C-4D16-4618-839F-0558EEFCDFE6}">
      <table:first-row table:style-name="a520" table:paragraph-style-name=""/>
      <table:last-row table:style-name="a521" table:paragraph-style-name=""/>
      <table:first-column table:style-name="a522" table:paragraph-style-name=""/>
      <table:body table:style-name="a518" table:paragraph-style-name=""/>
      <table:even-rows table:style-name="a519" table:paragraph-style-name=""/>
    </table:table-template>
    <table:table-template table:name="{4C3C2611-4C71-4FC5-86AE-919BDF0F9419}">
      <table:first-row table:style-name="a495" table:paragraph-style-name=""/>
      <table:last-row table:style-name="a496" table:paragraph-style-name=""/>
      <table:first-column table:style-name="a497" table:paragraph-style-name=""/>
      <table:body table:style-name="a493" table:paragraph-style-name=""/>
      <table:even-rows table:style-name="a494" table:paragraph-style-name=""/>
    </table:table-template>
    <table:table-template table:name="{C7B018BB-80A7-4F77-B60F-C8B233D01FF8}">
      <table:first-row table:style-name="a500" table:paragraph-style-name=""/>
      <table:last-row table:style-name="a501" table:paragraph-style-name=""/>
      <table:first-column table:style-name="a502" table:paragraph-style-name=""/>
      <table:body table:style-name="a498" table:paragraph-style-name=""/>
      <table:even-rows table:style-name="a499" table:paragraph-style-name=""/>
    </table:table-template>
    <table:table-template table:name="{EEE7283C-3CF3-47DC-8721-378D4A62B228}">
      <table:first-row table:style-name="a505" table:paragraph-style-name=""/>
      <table:last-row table:style-name="a506" table:paragraph-style-name=""/>
      <table:first-column table:style-name="a507" table:paragraph-style-name=""/>
      <table:body table:style-name="a503" table:paragraph-style-name=""/>
      <table:even-rows table:style-name="a504" table:paragraph-style-name=""/>
    </table:table-template>
    <table:table-template table:name="{CF821DB8-F4EB-4A41-A1BA-3FCAFE7338EE}">
      <table:first-row table:style-name="a510" table:paragraph-style-name=""/>
      <table:last-row table:style-name="a511" table:paragraph-style-name=""/>
      <table:first-column table:style-name="a512" table:paragraph-style-name=""/>
      <table:body table:style-name="a508" table:paragraph-style-name=""/>
      <table:even-rows table:style-name="a509" table:paragraph-style-name=""/>
    </table:table-template>
    <table:table-template table:name="{33BA23B1-9221-436E-865A-0063620EA4FD}">
      <table:first-row table:style-name="a515" table:paragraph-style-name=""/>
      <table:last-row table:style-name="a516" table:paragraph-style-name=""/>
      <table:first-column table:style-name="a517" table:paragraph-style-name=""/>
      <table:body table:style-name="a513" table:paragraph-style-name=""/>
      <table:even-rows table:style-name="a514" table:paragraph-style-name=""/>
    </table:table-template>
  </office:styles>
  <office:automatic-styles>
    <style:page-layout style:name="pageLayout1">
      <style:page-layout-properties fo:page-width="26.66667in" fo:page-height="1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0%" fo:text-align="left" style:tab-stop-distance="0.90278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0.90278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Light" style:font-family-asian="Produkt Light" style:font-family-complex="Produkt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29167in" style:font-size-asian="1.29167in" style:font-size-complex="1.29167in" fo:letter-spacing="-0.01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90278in" fo:margin-left="0in" fo:margin-right="0in" fo:text-indent="1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2.66667in" fo:margin-left="0.27778in" fo:margin-right="0in" fo:text-indent="-0.27778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29167in" style:font-size-asian="1.29167in" style:font-size-complex="1.29167in" fo:letter-spacing="-0.01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fo:text-align="left" style:tab-stop-distance="0.90278in" fo:margin-left="0in" fo:margin-right="0in" fo:text-indent="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2.66667in" fo:margin-left="0.27778in" fo:margin-right="0in" fo:text-indent="0.222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556in" fo:padding-bottom="0.05556in" fo:padding-left="0.05556in" fo:padding-right="0.05556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38889in" fo:margin-left="1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38889in" fo:margin-left="1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38889in" fo:margin-left="2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29167in" style:font-size-asian="1.29167in" style:font-size-complex="1.29167in" fo:letter-spacing="-0.01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90%" fo:text-align="left" style:tab-stop-distance="2.66667in" fo:margin-left="0.27778in" fo:margin-right="0in" fo:text-indent="0.722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29167in" style:font-size-asian="1.29167in" style:font-size-complex="1.29167in" fo:letter-spacing="-0.01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556in" fo:padding-bottom="0.05556in" fo:padding-left="0.05556in" fo:padding-right="0.05556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90%" fo:text-align="left" style:tab-stop-distance="2.66667in" fo:margin-left="0.27778in" fo:margin-right="0in" fo:text-indent="1.222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29167in" style:font-size-asian="1.29167in" style:font-size-complex="1.29167in" fo:letter-spacing="-0.012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29167in" style:font-size-asian="1.29167in" style:font-size-complex="1.29167in" fo:letter-spacing="-0.0129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none"/>
    </style:style>
    <style:style style:family="paragraph" style:name="a439">
      <style:paragraph-properties fo:line-height="90%" fo:text-align="left" style:tab-stop-distance="2.66667in" fo:margin-left="0.27778in" fo:margin-right="0in" fo:text-indent="1.722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0.90278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90278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38889in" fo:margin-left="2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90278in" fo:margin-left="0in" fo:margin-right="0in" fo:text-indent="1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27">
      <style:graphic-properties draw:fill="none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38889in" fo:margin-left="0in" fo:margin-right="0in" fo:text-indent="0in" fo:margin-top="0.83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38889in" fo:margin-left="0in" fo:margin-right="0in" fo:text-indent="0.5in" fo:margin-top="0.83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556in" fo:padding-bottom="0.05556in" fo:padding-left="0.05556in" fo:padding-right="0.0555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0.90278in" fo:margin-left="0in" fo:margin-right="0in" fo:text-indent="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">
      <style:graphic-properties draw:fill="none" draw:stroke="none"/>
    </style:style>
    <style:style style:family="drawing-page" style:name="a23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38889in" fo:margin-left="0in" fo:margin-right="0in" fo:text-indent="1in" fo:margin-top="0.83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38889in" fo:margin-left="0in" fo:margin-right="0in" fo:text-indent="1.5in" fo:margin-top="0.83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100%" fo:text-align="left" style:tab-stop-distance="0.38889in" fo:margin-left="0in" fo:margin-right="0in" fo:text-indent="2in" fo:margin-top="0.83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0.38889in" fo:margin-left="1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0.38889in" fo:margin-left="1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draw:fill="none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66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38889in" fo:margin-left="1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38889in" fo:margin-left="2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0.38889in" fo:margin-left="2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center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90%" fo:text-align="center" style:tab-stop-distance="2.66667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38889in" fo:margin-left="1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draw:fill="none" draw:stroke="none"/>
    </style:style>
    <style:style style:family="text" style:name="a15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0.38889in" fo:margin-left="2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38889in" fo:margin-left="2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61">
      <style:graphic-properties draw:fill="none" draw:stroke="none"/>
    </style:style>
    <style:style style:family="presentation" style:name="a159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center" style:tab-stop-distance="2.66667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90%" fo:text-align="center" style:tab-stop-distance="2.66667in" fo:margin-left="0in" fo:margin-right="0in" fo:text-indent="1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center" style:tab-stop-distance="2.66667in" fo:margin-left="0in" fo:margin-right="0in" fo:text-indent="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88">
      <style:graphic-properties draw:fill="none" draw:stroke="none"/>
    </style:style>
    <style:style style:family="text" style:name="a16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63">
      <style:graphic-properties draw:fill="none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0%" fo:text-align="left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38889in" fo:margin-left="1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0.38889in" fo:margin-left="1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38889in" fo:margin-left="1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0.38889in" fo:margin-left="2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0.38889in" fo:margin-left="1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38889in" fo:margin-left="2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4.86111in" style:font-size-asian="4.86111in" style:font-size-complex="4.86111in" fo:letter-spacing="-0.2430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38889in" fo:margin-left="2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center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4.86111in" style:font-size-asian="4.86111in" style:font-size-complex="4.86111in" fo:letter-spacing="-0.2430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center" style:tab-stop-distance="2.66667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4.86111in" style:font-size-asian="4.86111in" style:font-size-complex="4.86111in" fo:letter-spacing="-0.2430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center" style:tab-stop-distance="2.66667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0.38889in" fo:margin-left="2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89">
      <style:graphic-properties draw:fill="none" draw:stroke="none"/>
    </style:style>
    <style:style style:family="presentation" style:name="a291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95">
      <style:graphic-properties draw:fill="none" draw:stroke="non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38889in" fo:margin-left="1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38889in" fo:margin-left="2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38889in" fo:margin-left="2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3">
      <style:graphic-properties draw:fill="none" draw:stroke="non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Light" style:font-family-asian="Produkt Light" style:font-family-complex="Produkt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0.90278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90278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90278in" fo:margin-left="0in" fo:margin-right="0in" fo:text-indent="1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0.90278in" fo:margin-left="0in" fo:margin-right="0in" fo:text-indent="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38889in" style:font-size-asian="1.38889in" style:font-size-complex="1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38889in" fo:margin-left="1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556in" fo:padding-bottom="0.05556in" fo:padding-left="0.05556in" fo:padding-right="0.05556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7">
      <style:graphic-properties draw:fill="none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4.86111in" style:font-size-asian="4.86111in" style:font-size-complex="4.86111in" fo:letter-spacing="-0.2430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center" style:tab-stop-distance="2.66667in" fo:margin-left="0in" fo:margin-right="0in" fo:text-indent="1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4.86111in" style:font-size-asian="4.86111in" style:font-size-complex="4.86111in" fo:letter-spacing="-0.2430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4.86111in" style:font-size-asian="4.86111in" style:font-size-complex="4.86111in" fo:letter-spacing="-0.243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90%" fo:text-align="center" style:tab-stop-distance="2.66667in" fo:margin-left="0in" fo:margin-right="0in" fo:text-indent="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 Light" style:font-family-asian="Graphik Light" style:font-family-complex="Graphik Light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38889in" fo:margin-left="0.5in" fo:margin-right="0in" fo:text-indent="-0.5in" fo:margin-top="0.6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Light" style:font-family-asian="Produkt Light" style:font-family-complex="Produkt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1.66667in" style:font-size-asian="1.66667in" style:font-size-complex="1.66667in" fo:letter-spacing="-0.0165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90%" fo:text-align="left" style:tab-stop-distance="2.66667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556in" fo:padding-bottom="0.05556in" fo:padding-left="0.05556in" fo:padding-right="0.05556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08">
      <style:graphic-properties draw:fill="none" draw:stroke="none"/>
    </style:style>
    <style:style style:family="presentation" style:name="a411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no-wrap" fo:padding-top="0.05556in" fo:padding-bottom="0.05556in" fo:padding-left="0.05556in" fo:padding-right="0.05556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text" style:name="a71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18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535860" style:text-line-through-type="none" style:text-line-through-style="none" style:text-line-through-width="auto" style:text-line-through-color="font-color" style:text-position="0% 100%" fo:font-family="Produkt Extralight" style:font-family-asian="Produkt Extralight" style:font-family-complex="Produkt Extra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280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283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474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440">
      <text:list-level-style-number text:level="1" style:num-format="">
        <style:list-level-properties text:space-before="0.27778in"/>
      </text:list-level-style-number>
      <text:list-level-style-number text:level="2" style:num-format="">
        <style:list-level-properties text:space-before="0.27778in"/>
      </text:list-level-style-number>
      <text:list-level-style-number text:level="3" style:num-format="">
        <style:list-level-properties text:space-before="0.27778in"/>
      </text:list-level-style-number>
      <text:list-level-style-number text:level="4" style:num-format="">
        <style:list-level-properties text:space-before="0.27778in"/>
      </text:list-level-style-number>
      <text:list-level-style-number text:level="5" style:num-format="">
        <style:list-level-properties text:space-before="0.27778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256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97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290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65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6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9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457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71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74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427">
      <text:list-level-style-number text:level="1" style:num-format="">
        <style:list-level-properties text:space-before="0in" text:min-label-width="0.27778in"/>
      </text:list-level-style-number>
      <text:list-level-style-number text:level="2" style:num-format="">
        <style:list-level-properties text:space-before="0in" text:min-label-width="0.27778in"/>
      </text:list-level-style-number>
      <text:list-level-style-number text:level="3" style:num-format="">
        <style:list-level-properties text:space-before="0in" text:min-label-width="0.27778in"/>
      </text:list-level-style-number>
      <text:list-level-style-number text:level="4" style:num-format="">
        <style:list-level-properties text:space-before="0in" text:min-label-width="0.27778in"/>
      </text:list-level-style-number>
      <text:list-level-style-number text:level="5" style:num-format="">
        <style:list-level-properties text:space-before="0in" text:min-label-width="0.27778in"/>
      </text:list-level-style-number>
      <text:list-level-style-number text:level="6" style:num-format="">
        <style:list-level-properties text:space-before="2.72222in" text:min-label-width="0.27778in"/>
      </text:list-level-style-number>
      <text:list-level-style-number text:level="7" style:num-format="">
        <style:list-level-properties text:space-before="3.22222in" text:min-label-width="0.27778in"/>
      </text:list-level-style-number>
      <text:list-level-style-number text:level="8" style:num-format="">
        <style:list-level-properties text:space-before="3.72222in" text:min-label-width="0.27778in"/>
      </text:list-level-style-number>
      <text:list-level-style-number text:level="9" style:num-format="">
        <style:list-level-properties text:space-before="4.22222in" text:min-label-width="0.27778in"/>
      </text:list-level-style-number>
    </text:list-style>
    <text:list-style style:name="a177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45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48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461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243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430">
      <text:list-level-style-number text:level="1" style:num-format="">
        <style:list-level-properties text:space-before="0.27778in"/>
      </text:list-level-style-number>
      <text:list-level-style-number text:level="2" style:num-format="">
        <style:list-level-properties text:space-before="0.27778in"/>
      </text:list-level-style-number>
      <text:list-level-style-number text:level="3" style:num-format="">
        <style:list-level-properties text:space-before="0.27778in"/>
      </text:list-level-style-number>
      <text:list-level-style-number text:level="4" style:num-format="">
        <style:list-level-properties text:space-before="0.27778in"/>
      </text:list-level-style-number>
      <text:list-level-style-number text:level="5" style:num-format="">
        <style:list-level-properties text:space-before="0.27778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80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433">
      <text:list-level-style-number text:level="1" style:num-format="">
        <style:list-level-properties text:space-before="0.27778in"/>
      </text:list-level-style-number>
      <text:list-level-style-number text:level="2" style:num-format="">
        <style:list-level-properties text:space-before="0.27778in"/>
      </text:list-level-style-number>
      <text:list-level-style-number text:level="3" style:num-format="">
        <style:list-level-properties text:space-before="0.27778in"/>
      </text:list-level-style-number>
      <text:list-level-style-number text:level="4" style:num-format="">
        <style:list-level-properties text:space-before="0.27778in"/>
      </text:list-level-style-number>
      <text:list-level-style-number text:level="5" style:num-format="">
        <style:list-level-properties text:space-before="0.27778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249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436">
      <text:list-level-style-number text:level="1" style:num-format="">
        <style:list-level-properties text:space-before="0.27778in"/>
      </text:list-level-style-number>
      <text:list-level-style-number text:level="2" style:num-format="">
        <style:list-level-properties text:space-before="0.27778in"/>
      </text:list-level-style-number>
      <text:list-level-style-number text:level="3" style:num-format="">
        <style:list-level-properties text:space-before="0.27778in"/>
      </text:list-level-style-number>
      <text:list-level-style-number text:level="4" style:num-format="">
        <style:list-level-properties text:space-before="0.27778in"/>
      </text:list-level-style-number>
      <text:list-level-style-number text:level="5" style:num-format="">
        <style:list-level-properties text:space-before="0.27778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215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51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218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54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58">
      <text:list-level-style-bullet text:level="1" text:bullet-char="•">
        <style:list-level-properties text:space-before="0in" text:min-label-width="0.5in"/>
        <style:text-properties fo:font-size="100%"/>
      </text:list-level-style-bullet>
      <text:list-level-style-bullet text:level="2" text:bullet-char="•">
        <style:list-level-properties text:space-before="0.5in" text:min-label-width="0.5in"/>
        <style:text-properties fo:font-size="100%"/>
      </text:list-level-style-bullet>
      <text:list-level-style-bullet text:level="3" text:bullet-char="•">
        <style:list-level-properties text:space-before="1in" text:min-label-width="0.5in"/>
        <style:text-properties fo:font-size="100%"/>
      </text:list-level-style-bullet>
      <text:list-level-style-bullet text:level="4" text:bullet-char="•">
        <style:list-level-properties text:space-before="1.5in" text:min-label-width="0.5in"/>
        <style:text-properties fo:font-size="100%"/>
      </text:list-level-style-bullet>
      <text:list-level-style-bullet text:level="5" text:bullet-char="•">
        <style:list-level-properties text:space-before="2in" text:min-label-width="0.5in"/>
        <style:text-properties fo:font-size="100%"/>
      </text:list-level-style-bullet>
      <text:list-level-style-bullet text:level="6" text:bullet-char="•">
        <style:list-level-properties text:space-before="2.5in" text:min-label-width="0.5in"/>
        <style:text-properties fo:font-size="100%"/>
      </text:list-level-style-bullet>
      <text:list-level-style-bullet text:level="7" text:bullet-char="•">
        <style:list-level-properties text:space-before="3in" text:min-label-width="0.5in"/>
        <style:text-properties fo:font-size="100%"/>
      </text:list-level-style-bullet>
      <text:list-level-style-bullet text:level="8" text:bullet-char="•">
        <style:list-level-properties text:space-before="3.5in" text:min-label-width="0.5in"/>
        <style:text-properties fo:font-size="100%"/>
      </text:list-level-style-bullet>
      <text:list-level-style-bullet text:level="9" text:bullet-char="•">
        <style:list-level-properties text:space-before="4in" text:min-label-width="0.5in"/>
        <style:text-properties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</office:automatic-styles>
  <office:master-styles>
    <draw:layer-set>
      <draw:layer draw:name="Master1-bg" draw:protected="true"/>
    </draw:layer-set>
    <style:master-page style:name="Master1-38_MinimalistLight" style:page-layout-name="pageLayout1" draw:style-name="a0">
      <draw:frame draw:id="id0" presentation:style-name="a3" draw:name="Slide Title" svg:x="1.31944in" svg:y="0.69444in" svg:width="24.02778in" svg:height="1.84722in" presentation:class="title" presentation:placeholder="false">
        <draw:text-box>
          <text:p text:style-name="a2" text:class-names="" text:cond-style-name=""><text:span text:style-name="a1" text:class-names="">Slide Title</text:span></text:p>
        </draw:text-box>
        <svg:title/>
        <svg:desc/>
      </draw:frame>
      <draw:frame draw:id="id1" presentation:style-name="a19" draw:name="Body Level One…" svg:x="1.31944in" svg:y="4.64583in" svg:width="24.02778in" svg:height="9.0295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Slide bullet tex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/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/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" svg:x="25.76389in" svg:y="13.625in" svg:width="0.42535in" svg:height="0.46875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title/>
        <svg:desc/>
      </draw:frame>
      <presentation:notes style:page-layout-name="pageLayout2" draw:style-name="a27">
        <draw:page-thumbnail svg:x="1.25in" svg:y="0.75in" svg:width="5in" svg:height="3.75in" presentation:class="page" draw:id="id3" presentation:style-name="a23" draw:name="Shape 168">
          <svg:title/>
          <svg:desc/>
        </draw:page-thumbnail>
        <draw:frame draw:id="id4" presentation:style-name="a26" draw:name="Shape 169" svg:x="1in" svg:y="4.75in" svg:width="5.5in" svg:height="4.5in" presentation:class="notes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</presentation:notes>
    </style:master-page>
    <style:master-page style:name="Master1-Layout1-title-Title" style:page-layout-name="pageLayout1" draw:style-name="a28">
      <draw:frame draw:id="id5" presentation:style-name="a32" draw:name="Author and Date" svg:x="1.31944in" svg:y="13.41749in" svg:width="24.02778in" svg:height="0.72222in" presentation:class="outline" presentation:placeholder="false">
        <draw:text-box>
          <text:list text:style-name="a31">
            <text:list-item>
              <text:p text:style-name="a30" text:class-names="" text:cond-style-name=""><text:span text:style-name="a29" text:class-names="">Edit Master text styles</text:span></text:p>
            </text:list-item>
          </text:list>
        </draw:text-box>
        <svg:title/>
        <svg:desc/>
      </draw:frame>
      <draw:frame draw:id="id6" presentation:style-name="a49" draw:name="Body Level One…" svg:x="1.31944in" svg:y="8.04167in" svg:width="24.02778in" svg:height="2.19444in" presentation:class="outline" presentation:placeholder="false">
        <draw:text-box>
          <text:list text:style-name="a35">
            <text:list-item>
              <text:p text:style-name="a34" text:class-names="" text:cond-style-name=""><text:span text:style-name="a33" text:class-names="">Edit Master text styles</text:span></text:p>
            </text:list-item>
          </text:list>
          <text:list text:style-name="a38">
            <text:list-item>
              <text:list text:style-name="a38">
                <text:list-item>
                  <text:p text:style-name="a37" text:class-names="" text:cond-style-name=""><text:span text:style-name="a36" text:class-names="">Second level</text:span></text:p>
                </text:list-item>
              </text:list>
            </text:list-item>
          </text:list>
          <text:list text:style-name="a41">
            <text:list-item>
              <text:list text:style-name="a41">
                <text:list-item>
                  <text:list text:style-name="a41">
                    <text:list-item>
                      <text:p text:style-name="a40" text:class-names="" text:cond-style-name=""><text:span text:style-name="a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">
            <text:list-item>
              <text:list text:style-name="a44">
                <text:list-item>
                  <text:list text:style-name="a44">
                    <text:list-item>
                      <text:list text:style-name="a44">
                        <text:list-item>
                          <text:p text:style-name="a43" text:class-names="" text:cond-style-name=""><text:span text:style-name="a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">
            <text:list-item>
              <text:list text:style-name="a48">
                <text:list-item>
                  <text:list text:style-name="a48">
                    <text:list-item>
                      <text:list text:style-name="a48">
                        <text:list-item>
                          <text:list text:style-name="a48">
                            <text:list-item>
                              <text:p text:style-name="a47" text:class-names="" text:cond-style-name=""><text:span text:style-name="a45" text:class-names="">Fifth level</text:span><text:span text:style-name="a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" presentation:style-name="a53" draw:name="Presentation Title" svg:x="1.31944in" svg:y="2.86111in" svg:width="24.02778in" svg:height="5.08333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8" presentation:style-name="a56" draw:name="Slide Number" svg:x="25.76389in" svg:y="13.625in" svg:width="0.42535in" svg:height="0.46875in" presentation:class="page-number" presentation:placeholder="false">
        <draw:text-box>
          <text:p text:style-name="a55" text:class-names="" text:cond-style-name=""><text:span text:style-name="a54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page-thumbnail svg:x="1.25in" svg:y="0.75in" svg:width="5in" svg:height="3.75in" presentation:class="page" draw:id="id3" presentation:style-name="a57" draw:name="Shape 168">
          <svg:title/>
          <svg:desc/>
        </draw:page-thumbnail>
        <draw:frame draw:id="id4" presentation:style-name="a60" draw:name="Shape 169" svg:x="1in" svg:y="4.75in" svg:width="5.5in" svg:height="4.5in" presentation:class="notes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</presentation:notes>
    </style:master-page>
    <style:master-page style:name="Master1-Layout2-tx-Title-&amp;-Photo" style:page-layout-name="pageLayout1" draw:style-name="a62">
      <draw:frame draw:id="id9" presentation:style-name="a66" draw:name="Futuristic, curved, white structure" svg:x="0in" svg:y="-5.90278in" svg:width="29.73611in" svg:height="22.30208in" presentation:class="graphic" presentation:placeholder="false">
        <draw:text-box>
          <text:list text:style-name="a65">
            <text:list-item>
              <text:p text:style-name="a64" text:class-names="" text:cond-style-name=""><text:span text:style-name="a63" text:class-names=""/></text:p>
            </text:list-item>
          </text:list>
        </draw:text-box>
        <svg:title/>
        <svg:desc/>
      </draw:frame>
      <draw:frame draw:id="id10" presentation:style-name="a70" draw:name="Author and Date" svg:x="1.31944in" svg:y="13.41667in" svg:width="24.02778in" svg:height="0.72222in" presentation:class="outline" presentation:placeholder="false">
        <draw:text-box>
          <text:list text:style-name="a69">
            <text:list-item>
              <text:p text:style-name="a68" text:class-names="" text:cond-style-name=""><text:span text:style-name="a67" text:class-names="">Edit Master text styles</text:span></text:p>
            </text:list-item>
          </text:list>
        </draw:text-box>
        <svg:title/>
        <svg:desc/>
      </draw:frame>
      <draw:frame draw:id="id11" presentation:style-name="a87" draw:name="Body Level One…" svg:x="1.31944in" svg:y="8.04167in" svg:width="24.02778in" svg:height="2.19444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1" draw:name="Presentation Title" svg:x="1.31944in" svg:y="2.86111in" svg:width="24.02778in" svg:height="5.08333in" presentation:class="title" presentation:placeholder="false">
        <draw:text-box>
          <text:p text:style-name="a90" text:class-names="" text:cond-style-name=""><text:span text:style-name="a88" text:class-names="">Click to edit Master title style</text:span><text:span text:style-name="a89" text:class-names=""/></text:p>
        </draw:text-box>
        <svg:title/>
        <svg:desc/>
      </draw:frame>
      <draw:frame draw:id="id13" presentation:style-name="a94" draw:name="Slide Number" svg:x="25.76389in" svg:y="13.625in" svg:width="0.42535in" svg:height="0.46875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99">
        <draw:page-thumbnail svg:x="1.25in" svg:y="0.75in" svg:width="5in" svg:height="3.75in" presentation:class="page" draw:id="id3" presentation:style-name="a95" draw:name="Shape 168">
          <svg:title/>
          <svg:desc/>
        </draw:page-thumbnail>
        <draw:frame draw:id="id4" presentation:style-name="a98" draw:name="Shape 169" svg:x="1in" svg:y="4.75in" svg:width="5.5in" svg:height="4.5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</presentation:notes>
    </style:master-page>
    <style:master-page style:name="Master1-Layout3-tx-Title-&amp;-Photo-Alt" style:page-layout-name="pageLayout1" draw:style-name="a100">
      <draw:frame draw:id="id14" presentation:style-name="a104" draw:name="Close-up of a curved, white, layered pattern" svg:x="12.65278in" svg:y="0in" svg:width="15in" svg:height="15in" presentation:class="graphic" presentation:placeholder="false">
        <draw:text-box>
          <text:list text:style-name="a103">
            <text:list-item>
              <text:p text:style-name="a102" text:class-names="" text:cond-style-name=""><text:span text:style-name="a101" text:class-names=""/></text:p>
            </text:list-item>
          </text:list>
        </draw:text-box>
        <svg:title/>
        <svg:desc/>
      </draw:frame>
      <draw:frame draw:id="id15" presentation:style-name="a108" draw:name="Slide Title" svg:x="1.31944in" svg:y="1.45833in" svg:width="10.69444in" svg:height="6.43293in" presentation:class="title" presentation:placeholder="false">
        <draw:text-box>
          <text:p text:style-name="a107" text:class-names="" text:cond-style-name=""><text:span text:style-name="a105" text:class-names="">Click to edit Master title style</text:span><text:span text:style-name="a106" text:class-names=""/></text:p>
        </draw:text-box>
        <svg:title/>
        <svg:desc/>
      </draw:frame>
      <draw:frame draw:id="id16" presentation:style-name="a125" draw:name="Body Level One…" svg:x="1.31944in" svg:y="7.81944in" svg:width="10.69444in" svg:height="5.88957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Edit Master text styles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cond level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list text:style-name="a124">
                            <text:list-item>
                              <text:p text:style-name="a123" text:class-names="" text:cond-style-name=""><text:span text:style-name="a121" text:class-names="">Fifth level</text:span><text:span text:style-name="a1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8" draw:name="Slide Number" svg:x="25.76389in" svg:y="13.625in" svg:width="0.42535in" svg:height="0.46875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33">
        <draw:page-thumbnail svg:x="1.25in" svg:y="0.75in" svg:width="5in" svg:height="3.75in" presentation:class="page" draw:id="id3" presentation:style-name="a129" draw:name="Shape 168">
          <svg:title/>
          <svg:desc/>
        </draw:page-thumbnail>
        <draw:frame draw:id="id4" presentation:style-name="a132" draw:name="Shape 169" svg:x="1in" svg:y="4.75in" svg:width="5.5in" svg:height="4.5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</presentation:notes>
    </style:master-page>
    <style:master-page style:name="Master1-Layout4-tx-Title-&amp;-Bullets" style:page-layout-name="pageLayout1" draw:style-name="a134">
      <draw:frame draw:id="id18" presentation:style-name="a138" draw:name="Slide Subtitle" svg:x="1.31944in" svg:y="2.54167in" svg:width="24.02778in" svg:height="1.09722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</draw:text-box>
        <svg:title/>
        <svg:desc/>
      </draw:frame>
      <draw:frame draw:id="id19" presentation:style-name="a142" draw:name="Slide Title" svg:x="1.31944in" svg:y="0.69444in" svg:width="24.02778in" svg:height="1.84722in" presentation:class="title" presentation:placeholder="false">
        <draw:text-box>
          <text:p text:style-name="a141" text:class-names="" text:cond-style-name=""><text:span text:style-name="a139" text:class-names="">Click to edit Master title style</text:span><text:span text:style-name="a140" text:class-names=""/></text:p>
        </draw:text-box>
        <svg:title/>
        <svg:desc/>
      </draw:frame>
      <draw:frame draw:id="id20" presentation:style-name="a159" draw:name="Body Level One…" svg:x="1.31944in" svg:y="4.64583in" svg:width="24.02778in" svg:height="9.02951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Edit Master text styles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5" text:class-names="">Fifth level</text:span><text:span text:style-name="a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62" draw:name="Slide Number" svg:x="25.76389in" svg:y="13.625in" svg:width="0.42535in" svg:height="0.46875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1.25in" svg:y="0.75in" svg:width="5in" svg:height="3.75in" presentation:class="page" draw:id="id3" presentation:style-name="a163" draw:name="Shape 168">
          <svg:title/>
          <svg:desc/>
        </draw:page-thumbnail>
        <draw:frame draw:id="id4" presentation:style-name="a166" draw:name="Shape 169" svg:x="1in" svg:y="4.75in" svg:width="5.5in" svg:height="4.5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</presentation:notes>
    </style:master-page>
    <style:master-page style:name="Master1-Layout5-tx-Bullets" style:page-layout-name="pageLayout1" draw:style-name="a168">
      <draw:frame draw:id="id22" presentation:style-name="a185" draw:name="Body Level One…" svg:x="1.31944in" svg:y="4.64583in" svg:width="24.02778in" svg:height="9.0295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1" text:class-names="">Fifth level</text:span><text:span text:style-name="a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88" draw:name="Slide Number" svg:x="25.76389in" svg:y="13.625in" svg:width="0.42535in" svg:height="0.46875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page-thumbnail svg:x="1.25in" svg:y="0.75in" svg:width="5in" svg:height="3.75in" presentation:class="page" draw:id="id3" presentation:style-name="a189" draw:name="Shape 168">
          <svg:title/>
          <svg:desc/>
        </draw:page-thumbnail>
        <draw:frame draw:id="id4" presentation:style-name="a192" draw:name="Shape 169" svg:x="1in" svg:y="4.75in" svg:width="5.5in" svg:height="4.5in" presentation:class="notes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</presentation:notes>
    </style:master-page>
    <style:master-page style:name="Master1-Layout6-tx-Title,-Bullets-&amp;-Photo" style:page-layout-name="pageLayout1" draw:style-name="a194">
      <draw:frame draw:id="id24" presentation:style-name="a198" draw:name="Close-up of the edge of white curved stone" svg:x="13.54167in" svg:y="-1.31944in" svg:width="13.23611in" svg:height="17.65126in" presentation:class="graphic" presentation:placeholder="false">
        <draw:text-box>
          <text:list text:style-name="a197">
            <text:list-item>
              <text:p text:style-name="a196" text:class-names="" text:cond-style-name=""><text:span text:style-name="a195" text:class-names=""/></text:p>
            </text:list-item>
          </text:list>
        </draw:text-box>
        <svg:title/>
        <svg:desc/>
      </draw:frame>
      <draw:frame draw:id="id25" presentation:style-name="a202" draw:name="Slide Subtitle" svg:x="1.31944in" svg:y="2.54167in" svg:width="10.69444in" svg:height="1.09722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</draw:text-box>
        <svg:title/>
        <svg:desc/>
      </draw:frame>
      <draw:frame draw:id="id26" presentation:style-name="a206" draw:name="Slide Title" svg:x="1.31944in" svg:y="0.69444in" svg:width="10.69444in" svg:height="1.84722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  <draw:frame draw:id="id27" presentation:style-name="a223" draw:name="Body Level One…" svg:x="1.31944in" svg:y="4.64622in" svg:width="10.69444in" svg:height="9.02888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Second level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19" text:class-names="">Fifth level</text:span><text:span text:style-name="a2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26" draw:name="Slide Number" svg:x="25.76389in" svg:y="13.625in" svg:width="0.42535in" svg:height="0.46875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5in" svg:y="0.75in" svg:width="5in" svg:height="3.75in" presentation:class="page" draw:id="id3" presentation:style-name="a227" draw:name="Shape 168">
          <svg:title/>
          <svg:desc/>
        </draw:page-thumbnail>
        <draw:frame draw:id="id4" presentation:style-name="a230" draw:name="Shape 169" svg:x="1in" svg:y="4.75in" svg:width="5.5in" svg:height="4.5in" presentation:class="notes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</presentation:notes>
    </style:master-page>
    <style:master-page style:name="Master1-Layout7-tx-Title,-Bullets-&amp;-Live-Video-Small" style:page-layout-name="pageLayout1" draw:style-name="a232">
      <draw:frame draw:id="id29" presentation:style-name="a236" draw:name="Slide Subtitle" svg:x="1.31944in" svg:y="2.54167in" svg:width="24.02778in" svg:height="1.09722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Edit Master text styles</text:span></text:p>
            </text:list-item>
          </text:list>
        </draw:text-box>
        <svg:title/>
        <svg:desc/>
      </draw:frame>
      <draw:frame draw:id="id30" presentation:style-name="a240" draw:name="Slide Title" svg:x="1.31944in" svg:y="0.69444in" svg:width="24.02778in" svg:height="1.84722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1" presentation:style-name="a257" draw:name="Body Level One…" svg:x="1.31944in" svg:y="4.64622in" svg:width="10.69444in" svg:height="9.02888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60" draw:name="Slide Number" svg:x="25.76389in" svg:y="13.625in" svg:width="0.42535in" svg:height="0.46875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65">
        <draw:page-thumbnail svg:x="1.25in" svg:y="0.75in" svg:width="5in" svg:height="3.75in" presentation:class="page" draw:id="id3" presentation:style-name="a261" draw:name="Shape 168">
          <svg:title/>
          <svg:desc/>
        </draw:page-thumbnail>
        <draw:frame draw:id="id4" presentation:style-name="a264" draw:name="Shape 169" svg:x="1in" svg:y="4.75in" svg:width="5.5in" svg:height="4.5in" presentation:class="notes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</presentation:notes>
    </style:master-page>
    <style:master-page style:name="Master1-Layout8-tx-Title,-Bullets-&amp;-Live-Video-Large" style:page-layout-name="pageLayout1" draw:style-name="a266">
      <draw:frame draw:id="id33" presentation:style-name="a270" draw:name="Slide Subtitle" svg:x="1.31944in" svg:y="2.54167in" svg:width="10.69444in" svg:height="1.09722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</draw:text-box>
        <svg:title/>
        <svg:desc/>
      </draw:frame>
      <draw:frame draw:id="id34" presentation:style-name="a274" draw:name="Slide Title" svg:x="1.31944in" svg:y="0.69444in" svg:width="10.69444in" svg:height="1.84722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35" presentation:style-name="a291" draw:name="Body Level One…" svg:x="1.31944in" svg:y="4.64622in" svg:width="10.69444in" svg:height="9.02888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Fifth level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94" draw:name="Slide Number" svg:x="25.76389in" svg:y="13.625in" svg:width="0.42535in" svg:height="0.46875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  <presentation:notes style:page-layout-name="pageLayout2" draw:style-name="a299">
        <draw:page-thumbnail svg:x="1.25in" svg:y="0.75in" svg:width="5in" svg:height="3.75in" presentation:class="page" draw:id="id3" presentation:style-name="a295" draw:name="Shape 168">
          <svg:title/>
          <svg:desc/>
        </draw:page-thumbnail>
        <draw:frame draw:id="id4" presentation:style-name="a298" draw:name="Shape 169" svg:x="1in" svg:y="4.75in" svg:width="5.5in" svg:height="4.5in" presentation:class="notes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</presentation:notes>
    </style:master-page>
    <style:master-page style:name="Master1-Layout9-tx-Section" style:page-layout-name="pageLayout1" draw:style-name="a300">
      <draw:frame draw:id="id37" presentation:style-name="a304" draw:name="Section Title" svg:x="1.31944in" svg:y="4.27778in" svg:width="24.02778in" svg:height="5.08333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8" presentation:style-name="a307" draw:name="Slide Number" svg:x="25.76389in" svg:y="13.625in" svg:width="0.42535in" svg:height="0.46875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  <presentation:notes style:page-layout-name="pageLayout2" draw:style-name="a312">
        <draw:page-thumbnail svg:x="1.25in" svg:y="0.75in" svg:width="5in" svg:height="3.75in" presentation:class="page" draw:id="id3" presentation:style-name="a308" draw:name="Shape 168">
          <svg:title/>
          <svg:desc/>
        </draw:page-thumbnail>
        <draw:frame draw:id="id4" presentation:style-name="a311" draw:name="Shape 169" svg:x="1in" svg:y="4.75in" svg:width="5.5in" svg:height="4.5in" presentation:class="notes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</presentation:notes>
    </style:master-page>
    <style:master-page style:name="Master1-Layout10-tx-Title-Only" style:page-layout-name="pageLayout1" draw:style-name="a313">
      <draw:frame draw:id="id39" presentation:style-name="a317" draw:name="Slide Subtitle" svg:x="1.31944in" svg:y="2.54167in" svg:width="24.02778in" svg:height="1.09722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Edit Master text styles</text:span></text:p>
            </text:list-item>
          </text:list>
        </draw:text-box>
        <svg:title/>
        <svg:desc/>
      </draw:frame>
      <draw:frame draw:id="id40" presentation:style-name="a321" draw:name="Slide Title" svg:x="1.31944in" svg:y="0.69444in" svg:width="24.02778in" svg:height="1.84722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41" presentation:style-name="a324" draw:name="Slide Number" svg:x="25.76389in" svg:y="13.625in" svg:width="0.42535in" svg:height="0.46875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1.25in" svg:y="0.75in" svg:width="5in" svg:height="3.75in" presentation:class="page" draw:id="id3" presentation:style-name="a325" draw:name="Shape 168">
          <svg:title/>
          <svg:desc/>
        </draw:page-thumbnail>
        <draw:frame draw:id="id4" presentation:style-name="a328" draw:name="Shape 169" svg:x="1in" svg:y="4.75in" svg:width="5.5in" svg:height="4.5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</presentation:notes>
    </style:master-page>
    <style:master-page style:name="Master1-Layout11-tx-Agenda" style:page-layout-name="pageLayout1" draw:style-name="a330">
      <draw:frame draw:id="id42" presentation:style-name="a334" draw:name="Agenda Subtitle" svg:x="1.31944in" svg:y="2.54167in" svg:width="24.02778in" svg:height="1.09722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</draw:text-box>
        <svg:title/>
        <svg:desc/>
      </draw:frame>
      <draw:frame draw:id="id43" presentation:style-name="a351" draw:name="Body Level One…" svg:x="1.31944in" svg:y="4.64583in" svg:width="24.02778in" svg:height="9.02951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5" draw:name="Agenda Title" svg:x="1.31944in" svg:y="0.69444in" svg:width="24.02778in" svg:height="1.84722in" presentation:class="title" presentation:placeholder="false">
        <draw:text-box>
          <text:p text:style-name="a354" text:class-names="" text:cond-style-name=""><text:span text:style-name="a352" text:class-names="">Click to edit Master title style</text:span><text:span text:style-name="a353" text:class-names=""/></text:p>
        </draw:text-box>
        <svg:title/>
        <svg:desc/>
      </draw:frame>
      <draw:frame draw:id="id45" presentation:style-name="a358" draw:name="Slide Number" svg:x="25.76389in" svg:y="13.625in" svg:width="0.42535in" svg:height="0.46875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5in" svg:y="0.75in" svg:width="5in" svg:height="3.75in" presentation:class="page" draw:id="id3" presentation:style-name="a359" draw:name="Shape 168">
          <svg:title/>
          <svg:desc/>
        </draw:page-thumbnail>
        <draw:frame draw:id="id4" presentation:style-name="a362" draw:name="Shape 169" svg:x="1in" svg:y="4.75in" svg:width="5.5in" svg:height="4.5in" presentation:class="notes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</presentation:notes>
    </style:master-page>
    <style:master-page style:name="Master1-Layout12-tx-Statement" style:page-layout-name="pageLayout1" draw:style-name="a364">
      <draw:frame draw:id="id46" presentation:style-name="a381" draw:name="Body Level One…" svg:x="1.31944in" svg:y="4.58333in" svg:width="24.02778in" svg:height="4.47222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7" text:class-names="">Fifth level</text:span><text:span text:style-name="a3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84" draw:name="Slide Number" svg:x="25.76389in" svg:y="13.625in" svg:width="0.42535in" svg:height="0.46875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page-thumbnail svg:x="1.25in" svg:y="0.75in" svg:width="5in" svg:height="3.75in" presentation:class="page" draw:id="id3" presentation:style-name="a385" draw:name="Shape 168">
          <svg:title/>
          <svg:desc/>
        </draw:page-thumbnail>
        <draw:frame draw:id="id4" presentation:style-name="a388" draw:name="Shape 169" svg:x="1in" svg:y="4.75in" svg:width="5.5in" svg:height="4.5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</presentation:notes>
    </style:master-page>
    <style:master-page style:name="Master1-Layout13-tx-Big-Fact" style:page-layout-name="pageLayout1" draw:style-name="a390">
      <draw:frame draw:id="id48" presentation:style-name="a407" draw:name="Body Level One…" svg:x="1.31944in" svg:y="1.31944in" svg:width="24.02778in" svg:height="8.04167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Edit Master text styles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cond le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Fifth level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1" draw:name="Fact information" svg:x="1.31944in" svg:y="8.88889in" svg:width="24.02778in" svg:height="1.18056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Edit Master text styles</text:span></text:p>
            </text:list-item>
          </text:list>
        </draw:text-box>
        <svg:title/>
        <svg:desc/>
      </draw:frame>
      <draw:frame draw:id="id50" presentation:style-name="a414" draw:name="Slide Number" svg:x="25.76389in" svg:y="13.625in" svg:width="0.42535in" svg:height="0.46875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  <presentation:notes style:page-layout-name="pageLayout2" draw:style-name="a419">
        <draw:page-thumbnail svg:x="1.25in" svg:y="0.75in" svg:width="5in" svg:height="3.75in" presentation:class="page" draw:id="id3" presentation:style-name="a415" draw:name="Shape 168">
          <svg:title/>
          <svg:desc/>
        </draw:page-thumbnail>
        <draw:frame draw:id="id4" presentation:style-name="a418" draw:name="Shape 169" svg:x="1in" svg:y="4.75in" svg:width="5.5in" svg:height="4.5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</presentation:notes>
    </style:master-page>
    <style:master-page style:name="Master1-Layout14-tx-Quote" style:page-layout-name="pageLayout1" draw:style-name="a420">
      <draw:frame draw:id="id51" presentation:style-name="a424" draw:name="Attribution" svg:x="5.97222in" svg:y="10.45833in" svg:width="15.01389in" svg:height="0.76389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</draw:text-box>
        <svg:title/>
        <svg:desc/>
      </draw:frame>
      <draw:frame draw:id="id52" presentation:style-name="a441" draw:name="Body Level One…" svg:x="5.68056in" svg:y="4.55556in" svg:width="15.30556in" svg:height="4.84722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Edit Master text styles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 le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list text:style-name="a440">
                            <text:list-item>
                              <text:p text:style-name="a439" text:class-names="" text:cond-style-name=""><text:span text:style-name="a437" text:class-names="">Fifth level</text:span><text:span text:style-name="a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44" draw:name="Slide Number" svg:x="25.76389in" svg:y="13.625in" svg:width="0.42535in" svg:height="0.46875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page-thumbnail svg:x="1.25in" svg:y="0.75in" svg:width="5in" svg:height="3.75in" presentation:class="page" draw:id="id3" presentation:style-name="a445" draw:name="Shape 168">
          <svg:title/>
          <svg:desc/>
        </draw:page-thumbnail>
        <draw:frame draw:id="id4" presentation:style-name="a448" draw:name="Shape 169" svg:x="1in" svg:y="4.75in" svg:width="5.5in" svg:height="4.5in" presentation:class="notes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</presentation:notes>
    </style:master-page>
    <style:master-page style:name="Master1-Layout15-tx-Photo---3-Up" style:page-layout-name="pageLayout1" draw:style-name="a450">
      <draw:frame draw:id="id54" presentation:style-name="a454" draw:name="Close-up of a curved, white, layered pattern" svg:x="1.375in" svg:y="3.51389in" svg:width="7.97222in" svg:height="7.97222in" presentation:class="graphic" presentation:placeholder="false">
        <draw:text-box>
          <text:list text:style-name="a453">
            <text:list-item>
              <text:p text:style-name="a452" text:class-names="" text:cond-style-name=""><text:span text:style-name="a451" text:class-names=""/></text:p>
            </text:list-item>
          </text:list>
        </draw:text-box>
        <svg:title/>
        <svg:desc/>
      </draw:frame>
      <draw:frame draw:id="id55" presentation:style-name="a458" draw:name="Close-up of a layered pattern of grey stone" svg:x="8.04167in" svg:y="3.97222in" svg:width="10.58333in" svg:height="7.05556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/></text:p>
            </text:list-item>
          </text:list>
        </draw:text-box>
        <svg:title/>
        <svg:desc/>
      </draw:frame>
      <draw:frame draw:id="id56" presentation:style-name="a462" draw:name="Close-up of a white ribbed pattern" svg:x="15.99074in" svg:y="3.97222in" svg:width="10.58333in" svg:height="7.06173in" presentation:class="graphic" presentation:placeholder="false">
        <draw:text-box>
          <text:list text:style-name="a461">
            <text:list-item>
              <text:p text:style-name="a460" text:class-names="" text:cond-style-name=""><text:span text:style-name="a459" text:class-names=""/></text:p>
            </text:list-item>
          </text:list>
        </draw:text-box>
        <svg:title/>
        <svg:desc/>
      </draw:frame>
      <draw:frame draw:id="id57" presentation:style-name="a465" draw:name="Slide Number" svg:x="25.76389in" svg:y="13.625in" svg:width="0.42535in" svg:height="0.46875in" presentation:class="page-number" presentation:placeholder="false">
        <draw:text-box>
          <text:p text:style-name="a464" text:class-names="" text:cond-style-name=""><text:span text:style-name="a463" text:class-names=""><text:page-number style:num-format="1" text:fixed="false"/></text:span></text:p>
        </draw:text-box>
        <svg:title/>
        <svg:desc/>
      </draw:frame>
      <presentation:notes style:page-layout-name="pageLayout2" draw:style-name="a470">
        <draw:page-thumbnail svg:x="1.25in" svg:y="0.75in" svg:width="5in" svg:height="3.75in" presentation:class="page" draw:id="id3" presentation:style-name="a466" draw:name="Shape 168">
          <svg:title/>
          <svg:desc/>
        </draw:page-thumbnail>
        <draw:frame draw:id="id4" presentation:style-name="a469" draw:name="Shape 169" svg:x="1in" svg:y="4.75in" svg:width="5.5in" svg:height="4.5in" presentation:class="notes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</presentation:notes>
    </style:master-page>
    <style:master-page style:name="Master1-Layout16-tx-Photo" style:page-layout-name="pageLayout1" draw:style-name="a471">
      <draw:frame draw:id="id58" presentation:style-name="a475" draw:name="Angular, futuristic, white corridor with shadows" svg:x="0in" svg:y="-1.38889in" svg:width="26.66667in" svg:height="17.77778in" presentation:class="graphic" presentation:placeholder="false">
        <draw:text-box>
          <text:list text:style-name="a474">
            <text:list-item>
              <text:p text:style-name="a473" text:class-names="" text:cond-style-name=""><text:span text:style-name="a472" text:class-names=""/></text:p>
            </text:list-item>
          </text:list>
        </draw:text-box>
        <svg:title/>
        <svg:desc/>
      </draw:frame>
      <draw:frame draw:id="id59" presentation:style-name="a478" draw:name="Slide Number" svg:x="25.76389in" svg:y="13.625in" svg:width="0.42535in" svg:height="0.4687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page-thumbnail svg:x="1.25in" svg:y="0.75in" svg:width="5in" svg:height="3.75in" presentation:class="page" draw:id="id3" presentation:style-name="a479" draw:name="Shape 168">
          <svg:title/>
          <svg:desc/>
        </draw:page-thumbnail>
        <draw:frame draw:id="id4" presentation:style-name="a482" draw:name="Shape 169" svg:x="1in" svg:y="4.75in" svg:width="5.5in" svg:height="4.5in" presentation:class="notes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</presentation:notes>
    </style:master-page>
    <style:master-page style:name="Master1-Layout17-tx-Blank" style:page-layout-name="pageLayout1" draw:style-name="a484">
      <draw:frame draw:id="id60" presentation:style-name="a487" draw:name="Slide Number" svg:x="25.76389in" svg:y="13.625in" svg:width="0.42535in" svg:height="0.46875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5in" svg:y="0.75in" svg:width="5in" svg:height="3.75in" presentation:class="page" draw:id="id3" presentation:style-name="a488" draw:name="Shape 168">
          <svg:title/>
          <svg:desc/>
        </draw:page-thumbnail>
        <draw:frame draw:id="id4" presentation:style-name="a491" draw:name="Shape 169" svg:x="1in" svg:y="4.75in" svg:width="5.5in" svg:height="4.5in" presentation:class="notes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llo world!</dc:title>
    <dc:creator>Convertio</dc:creator>
    <dc:date>2024-07-29T07:21:14Z</dc:date>
    <meta:editing-cycles>1</meta:editing-cycles>
    <meta:editing-duration>PT0S</meta:editing-duration>
    <meta:document-statistic meta:paragraph-count="1" meta:word-count="3"/>
  </office:meta>
</office:document-meta>
</file>